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71d" officeooo:paragraph-rsid="001fc71d"/>
    </style:style>
    <style:style style:name="P2" style:family="paragraph" style:parent-style-name="Standard">
      <style:text-properties officeooo:rsid="00219dcb" officeooo:paragraph-rsid="00219dcb"/>
    </style:style>
    <style:style style:name="P3" style:family="paragraph" style:parent-style-name="Standard">
      <style:text-properties officeooo:rsid="00269a04" officeooo:paragraph-rsid="00269a04"/>
    </style:style>
    <style:style style:name="T1" style:family="text">
      <style:text-properties loext:padding="0.049cm" loext:border="0.06pt solid #e7e8f2"/>
    </style:style>
    <style:style style:name="T2" style:family="text">
      <style:text-properties officeooo:rsid="00233cf3" loext:padding="0.049cm" loext:border="0.06pt solid #e7e8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What is cron?</text:p>
      <text:p text:style-name="P1"><text:a xlink:type="simple" xlink:href="https://www.javatpoint.com/what-is-cron-job" text:style-name="Internet_20_link" text:visited-style-name="Visited_20_Internet_20_Link">https://www.javatpoint.com/what-is-cron-job</text:a></text:p>
      <text:p text:style-name="P1"/>
      <text:p text:style-name="P1"/>
      <text:p text:style-name="P2">what is Task scheduling in laravel?</text:p>
      <text:p text:style-name="P2"/>
      <text:p text:style-name="P2"><text:a xlink:type="simple" xlink:href="https://laravel.com/docs/9.x/scheduling" text:style-name="Internet_20_link" text:visited-style-name="Visited_20_Internet_20_Link">https://laravel.com/docs/9.x/scheduling</text:a></text:p>
      <text:p text:style-name="P2"/>
      <text:p text:style-name="P2"><text:span text:style-name="T1">php artisan schedule:work <text:s text:c="5"/>--</text:span><text:span text:style-name="T2">&gt;</text:span><text:span text:style-name="T1"> <text:s/></text:span><text:span text:style-name="T2">important command </text:span></text:p>
      <text:p text:style-name="P3"><text:span text:style-name="T2">q</text:span><text:span text:style-name="T1">ueus jobs</text:span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0T16:41:44.428795273</meta:creation-date>
    <meta:generator>LibreOffice/6.4.7.2$Linux_X86_64 LibreOffice_project/40$Build-2</meta:generator>
    <dc:date>2023-02-10T17:46:46.408202422</dc:date>
    <meta:editing-duration>PT18M12S</meta:editing-duration>
    <meta:editing-cycles>5</meta:editing-cycles>
    <meta:document-statistic meta:table-count="0" meta:image-count="0" meta:object-count="0" meta:page-count="1" meta:paragraph-count="6" meta:word-count="20" meta:character-count="194" meta:non-whitespace-character-count="174"/>
  </office:meta>
</office:document-meta>
</file>